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adornments="Regular" style:font-family-generic="swiss" style:font-pitch="variable"/>
    <style:font-face style:name="DejaVu Sans1" svg:font-family="'DejaVu Sans'" style:font-adornments="Gras" style:font-family-generic="swiss" style:font-pitch="variable"/>
    <style:font-face style:name="DejaVu Sans" svg:font-family="'DejaVu Sans'" style:font-adornments="Normal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fc42a"/>
    </style:style>
    <style:style style:name="P2" style:family="paragraph" style:parent-style-name="Text_20_body">
      <style:text-properties officeooo:rsid="000fc42a" officeooo:paragraph-rsid="000fc42a"/>
    </style:style>
    <style:style style:name="P3" style:family="paragraph" style:parent-style-name="Text_20_body">
      <style:text-properties officeooo:rsid="001a77a9" officeooo:paragraph-rsid="001a77a9"/>
    </style:style>
    <style:style style:name="P4" style:family="paragraph" style:parent-style-name="Text_20_body">
      <style:text-properties officeooo:rsid="001a77a9" officeooo:paragraph-rsid="001b9b3c"/>
    </style:style>
    <style:style style:name="P5" style:family="paragraph" style:parent-style-name="Text_20_body">
      <loext:graphic-properties draw:fill="gradient" draw:fill-gradient-name="gradient" draw:gradient-step-count="0"/>
      <style:paragraph-properties fo:background-color="#558b9d"/>
      <style:text-properties fo:color="#eeeeee" officeooo:rsid="001a77a9" officeooo:paragraph-rsid="001a77a9"/>
    </style:style>
    <style:style style:name="P6" style:family="paragraph" style:parent-style-name="Text_20_body">
      <loext:graphic-properties draw:fill="gradient" draw:fill-gradient-name="gradient" draw:gradient-step-count="0"/>
      <style:paragraph-properties fo:background-color="#558b9d"/>
      <style:text-properties fo:color="#eeeeee" officeooo:rsid="001a77a9" officeooo:paragraph-rsid="001b9b3c"/>
    </style:style>
    <style:style style:name="P7" style:family="paragraph" style:parent-style-name="Text_20_body">
      <style:text-properties officeooo:rsid="001b9b3c" officeooo:paragraph-rsid="001b9b3c"/>
    </style:style>
    <style:style style:name="P8" style:family="paragraph" style:parent-style-name="Title">
      <style:text-properties officeooo:rsid="000fc42a" officeooo:paragraph-rsid="000fc42a"/>
    </style:style>
    <style:style style:name="T1" style:family="text">
      <style:text-properties officeooo:rsid="001a77a9"/>
    </style:style>
    <style:style style:name="T2" style:family="text">
      <style:text-properties fo:color="#2a6099"/>
    </style:style>
    <style:style style:name="T3" style:family="text">
      <style:text-properties officeooo:rsid="001b9b3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1">Mise en oeuvre </text:span>T<text:span text:style-name="T1">du compte Github</text:span></text:p>
      <text:p text:style-name="P2"/>
      <text:p text:style-name="P2"/>
      <text:p text:style-name="P5"><text:span text:style-name="T3">[</text:span>1] Connexion au compte github</text:p>
      <text:p text:style-name="P3"/>
      <text:p text:style-name="P3">Go to: https://github.com</text:p>
      <text:p text:style-name="P3">puis sign in avec le login: <text:span text:style-name="T2">dav-chris</text:span></text:p>
      <text:p text:style-name="P2"/>
      <text:p text:style-name="P6"><text:span text:style-name="T3">[2</text:span>] <text:span text:style-name="T3">Initialisation d'un repo git local</text:span></text:p>
      <text:p text:style-name="P4"/>
      <text:p text:style-name="P7">cd &lt;root_project&gt;</text:p>
      <text:p text:style-name="P7">git init</text:p>
      <text:p text:style-name="P7">git config --local user.name "David CHARLES-ELIE-NELSON"</text:p>
      <text:p text:style-name="P7">git config --local user.email &lt;email_address&gt;</text:p>
      <text:p text:style-name="P7">git status</text:p>
      <text:p text:style-name="P7">git add .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adornments="Regular" style:font-family-generic="swiss" style:font-pitch="variable"/>
    <style:font-face style:name="DejaVu Sans1" svg:font-family="'DejaVu Sans'" style:font-adornments="Gras" style:font-family-generic="swiss" style:font-pitch="variable"/>
    <style:font-face style:name="DejaVu Sans" svg:font-family="'DejaVu Sans'" style:font-adornments="Normal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gradient" draw:style="linear" draw:start-color="#5983b0" draw:end-color="#50938a" draw:start-intensity="100%" draw:end-intensity="100%" draw:angle="900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style:writing-mode="page"/>
      <style:text-properties style:font-name="Carlito" fo:font-family="Carlito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 style:writing-mode="page"/>
      <style:text-properties fo:text-transform="uppercase" style:font-name="Caladea" fo:font-family="Caladea" style:font-style-name="Regular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20%"/>
      <style:text-properties fo:color="#565656" style:font-name="DejaVu Sans" fo:font-family="'DejaVu Sans'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 fo:padding="0.049cm" fo:border-left="none" fo:border-right="none" fo:border-top="0.74pt solid #000000" fo:border-bottom="0.74pt solid #000000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variant="small-caps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loext:contextual-spacing="false" fo:text-align="start" style:justify-single-word="false" style:page-number="auto" fo:break-before="page" fo:padding="0.049cm" fo:border-left="none" fo:border-right="none" fo:border-top="none" fo:border-bottom="0.26pt solid #000000"/>
      <style:text-properties fo:font-variant="small-caps" fo:color="#355269" fo:font-size="130%" fo:font-weight="normal" style:font-size-asian="130%" style:font-weight-asian="normal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variant="normal" fo:text-transform="none" fo:color="#355269" fo:font-size="115%" fo:font-weight="bold" style:font-size-asian="115%" style:font-weight-asian="normal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variant="normal" fo:text-transform="none" fo:font-size="101%" fo:font-weight="normal" style:font-size-asian="101%" style:font-weight-asian="normal" style:font-size-complex="101%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variant="normal" fo:text-transform="none" fo:font-size="13pt" fo:font-style="italic" fo:font-weight="normal" officeooo:rsid="00159f51" style:font-size-asian="13pt" style:font-style-asian="italic" style:font-weight-asian="normal" style:font-size-complex="13pt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normal" style:font-size-asian="85%" style:font-weight-asian="normal" style:font-size-complex="85%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normal" style:font-size-asian="85%" style:font-style-asian="italic" style:font-weight-asian="normal" style:font-size-complex="85%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normal" style:font-size-asian="75%" style:font-weight-asian="normal" style:font-size-complex="75%" style:font-weight-complex="normal"/>
    </style:style>
    <style:style style:name="Contents_20_2" style:display-name="Contents 2" style:family="paragraph" style:parent-style-name="Index" style:class="index">
      <style:paragraph-properties fo:margin-left="0.499cm" fo:margin-right="0cm" fo:margin-top="0.18cm" fo:margin-bottom="0cm" loext:contextual-spacing="false" fo:line-height="115%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DejaVu Sans" fo:font-family="'DejaVu Sans'" style:font-style-name="Normal" style:font-family-generic="swiss" style:font-pitch="variable" fo:font-size="10.5pt"/>
    </style:style>
    <style:style style:name="Contents_20_1" style:display-name="Contents 1" style:family="paragraph" style:parent-style-name="Index" style:class="index">
      <style:paragraph-properties fo:margin-left="0cm" fo:margin-right="0cm" fo:margin-top="0.18cm" fo:margin-bottom="0cm" loext:contextual-spacing="false" fo:line-height="115%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DejaVu Sans1" fo:font-family="'DejaVu Sans'" style:font-style-name="Gras" style:font-family-generic="swiss" style:font-pitch="variable" fo:font-size="10.5pt" fo:font-weight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color="#333333" style:font-name="DejaVu Sans" fo:font-family="'DejaVu Sans'" style:font-style-name="Normal" style:font-family-generic="swiss" style:font-pitch="variable" fo:font-size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16T18:42:35.695922817</meta:creation-date>
    <dc:title>Dad_Blank</dc:title>
    <meta:generator>LibreOffice/6.1.5.2$Linux_X86_64 LibreOffice_project/10$Build-2</meta:generator>
    <meta:editing-duration>PT2H11M39S</meta:editing-duration>
    <meta:editing-cycles>3</meta:editing-cycles>
    <dc:date>2022-02-16T20:54:14.355252677</dc:date>
    <meta:document-statistic meta:table-count="0" meta:image-count="0" meta:object-count="0" meta:page-count="1" meta:paragraph-count="11" meta:word-count="49" meta:character-count="307" meta:non-whitespace-character-count="271"/>
    <meta:template xlink:type="simple" xlink:actuate="onRequest" xlink:title="Dad_Blank" xlink:href="../../../../../../../../../home/dad/.config/libreoffice/4/user/template/Dad_Blank.ott" meta:date="2022-02-16T18:42:35.125186719"/>
  </office:meta>
</office:document-meta>
</file>